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1.5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275cm" draw:marker-end-width="0.27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275cm" draw:marker-end-width="0.275cm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fo:min-height="0.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7cm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312cm"/>
    </style:style>
    <style:style style:name="gr18" style:family="graphic" style:parent-style-name="standard">
      <style:graphic-properties draw:stroke="none" svg:stroke-color="#000000" draw:fill="none" draw:fill-color="#ffffff" fo:min-height="0.9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gr2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0000" draw:fill="none" draw:fill-color="#ffffff" fo:min-height="0.033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style:text-underline-style="none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666666" fo:font-size="12pt" style:font-size-asian="12pt" style:font-size-complex="12pt"/>
    </style:style>
    <style:style style:name="P5" style:family="paragraph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682cm" svg:y="3.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7cm" svg:y1="4.6cm" svg:x2="22.7cm" svg:y2="4.6cm">
            <text:p/>
          </draw:line>
          <draw:g>
            <draw:custom-shape draw:style-name="gr3" draw:text-style-name="P1" draw:layer="layout" svg:width="1.9cm" svg:height="0.5cm" svg:x="20.4cm" svg:y="3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cm" svg:y1="4.3cm" svg:x2="21cm" svg:y2="3.8cm">
              <text:p/>
            </draw:line>
            <draw:line draw:style-name="gr2" draw:text-style-name="P1" draw:layer="layout" svg:x1="21.7cm" svg:y1="4.3cm" svg:x2="21.7cm" svg:y2="3.8cm">
              <text:p/>
            </draw:line>
          </draw:g>
          <draw:line draw:style-name="gr4" draw:text-style-name="P1" draw:layer="layout" svg:x1="21.8cm" svg:y1="3.9cm" svg:x2="22.2cm" svg:y2="4.2cm">
            <text:p/>
          </draw:line>
          <draw:line draw:style-name="gr4" draw:text-style-name="P1" draw:layer="layout" svg:x1="21.8cm" svg:y1="4.2cm" svg:x2="22.2cm" svg:y2="3.9cm">
            <text:p/>
          </draw:line>
          <draw:line draw:style-name="gr5" draw:text-style-name="P1" draw:layer="layout" svg:x1="20.5cm" svg:y1="4.2cm" svg:x2="20.9cm" svg:y2="4.2cm">
            <text:p/>
          </draw:line>
          <draw:custom-shape draw:style-name="gr6" draw:text-style-name="P1" draw:layer="layout" svg:width="0.5cm" svg:height="0.3cm" svg:x="21.1cm" svg:y="3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9cm" svg:y="3.9cm">
            <draw:text-box>
              <text:p><text:span text:style-name="T1">Adding A New Members Account</text:span><text:span text:style-name="T2"> Interface</text:span></text:p>
            </draw:text-box>
          </draw:frame>
        </draw:g>
        <draw:custom-shape draw:style-name="gr8" draw:text-style-name="P4" draw:layer="layout" svg:width="5.6cm" svg:height="0.6cm" svg:x="9.3cm" svg:y="7.2cm">
          <text:p text:style-name="P3"><text:span text:style-name="T3">Fir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cm" svg:height="0.6cm" svg:x="9.3cm" svg:y="8.1cm">
          <text:p text:style-name="P3"><text:span text:style-name="T3">La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cm" svg:height="0.6cm" svg:x="9.3cm" svg:y="9cm">
          <text:p text:style-name="P3"><text:span text:style-name="T3">Email Address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2.1cm" svg:height="1.8cm" svg:x="10.5cm" svg:y="5.8cm">
          <draw:text-box>
            <text:p><text:span text:style-name="T4">Adding A New Members Account</text:span></text:p>
          </draw:text-box>
        </draw:frame>
        <draw:g>
          <draw:custom-shape draw:style-name="gr10" draw:text-style-name="P1" draw:layer="layout" svg:width="11.5cm" svg:height="2.4cm" svg:x="9.3cm" svg:y="11.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9.3cm" svg:y1="12.3cm" svg:x2="20.8cm" svg:y2="12.3cm">
            <text:p/>
          </draw:line>
          <draw:frame draw:style-name="gr12" draw:layer="layout" svg:width="3.829cm" svg:height="1.012cm" svg:x="9.4cm" svg:y="11.2cm">
            <draw:text-box>
              <text:p>User name:</text:p>
            </draw:text-box>
          </draw:frame>
          <draw:frame draw:style-name="gr12" draw:layer="layout" svg:width="3.511cm" svg:height="1.012cm" svg:x="9.467cm" svg:y="12.4cm">
            <draw:text-box>
              <text:p>Password:</text:p>
            </draw:text-box>
          </draw:frame>
          <draw:frame draw:style-name="gr13" draw:layer="layout" svg:width="5.8cm" svg:height="1.2cm" svg:x="15.6cm" svg:y="11.2cm">
            <draw:text-box>
              <text:p>mling34</text:p>
            </draw:text-box>
          </draw:frame>
          <draw:frame draw:style-name="gr14" draw:layer="layout" svg:width="5.3cm" svg:height="1.1cm" svg:x="15.4cm" svg:y="12.4cm">
            <draw:text-box>
              <text:p>password</text:p>
            </draw:text-box>
          </draw:frame>
          <draw:custom-shape draw:style-name="gr10" draw:text-style-name="P1" draw:layer="layout" svg:width="11.5cm" svg:height="1.1cm" svg:x="9.3cm" svg:y="13.5cm">
            <text:p text:style-name="P1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3.4cm" svg:y1="11.1cm" svg:x2="13.4cm" svg:y2="14.6cm">
            <text:p/>
          </draw:line>
          <draw:frame draw:style-name="gr15" draw:layer="layout" svg:width="3.4cm" svg:height="0.962cm" svg:x="9.5cm" svg:y="13.6cm">
            <draw:text-box>
              <text:p>Email:</text:p>
            </draw:text-box>
          </draw:frame>
        </draw:g>
        <draw:custom-shape draw:style-name="gr16" draw:text-style-name="P1" draw:layer="layout" svg:width="1.8cm" svg:height="0.6cm" svg:x="15.6cm" svg:y="9.925cm">
          <text:p/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4.2cm" svg:height="0.725cm" svg:x="15.6cm" svg:y="9.9cm">
          <draw:text-box>
            <text:p><text:span text:style-name="T5">Submit</text:span></text:p>
          </draw:text-box>
        </draw:frame>
        <draw:frame draw:style-name="gr18" draw:layer="layout" svg:width="6.5cm" svg:height="1.15cm" svg:x="13.9cm" svg:y="13.6cm">
          <draw:text-box>
            <text:p>Example@email.com</text:p>
          </draw:text-box>
        </draw:frame>
        <draw:custom-shape draw:style-name="gr19" draw:text-style-name="P7" draw:layer="layout" svg:width="3.1cm" svg:height="0.9cm" svg:x="13.8cm" svg:y="16.2cm">
          <text:p text:style-name="P1"><text:span text:style-name="T6">Add Account</text:span></text:p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.6cm" svg:height="0.6cm" svg:x="9.3cm" svg:y="9.9cm">
          <text:p text:style-name="P3"><text:span text:style-name="T3">Telephone Number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11.5cm" svg:height="2.4cm" svg:x="9.3cm" svg:y="12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9.3cm" svg:y1="13.5cm" svg:x2="20.8cm" svg:y2="13.5cm">
            <text:p/>
          </draw:line>
          <draw:frame draw:style-name="gr12" draw:layer="layout" svg:width="3.511cm" svg:height="1.012cm" svg:x="9.4cm" svg:y="12.4cm">
            <draw:text-box>
              <text:p>Password:</text:p>
            </draw:text-box>
          </draw:frame>
          <draw:frame draw:style-name="gr12" draw:layer="layout" svg:width="2.313cm" svg:height="1.012cm" svg:x="9.467cm" svg:y="13.6cm">
            <draw:text-box>
              <text:p>Email:</text:p>
            </draw:text-box>
          </draw:frame>
          <draw:frame draw:style-name="gr13" draw:layer="layout" svg:width="5.8cm" svg:height="1.2cm" svg:x="15.6cm" svg:y="12.4cm">
            <draw:text-box>
              <text:p>password</text:p>
            </draw:text-box>
          </draw:frame>
          <draw:frame draw:style-name="gr14" draw:layer="layout" svg:width="6.8cm" svg:height="1.1cm" svg:x="13.9cm" svg:y="13.6cm">
            <draw:text-box>
              <text:p>example@email.com</text:p>
            </draw:text-box>
          </draw:frame>
          <draw:custom-shape draw:style-name="gr10" draw:text-style-name="P1" draw:layer="layout" svg:width="11.5cm" svg:height="1.1cm" svg:x="9.3cm" svg:y="14.7cm">
            <text:p text:style-name="P1"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3.4cm" svg:y1="12.3cm" svg:x2="13.4cm" svg:y2="15.8cm">
            <text:p/>
          </draw:line>
          <draw:frame draw:style-name="gr15" draw:layer="layout" svg:width="3.4cm" svg:height="0.962cm" svg:x="9.5cm" svg:y="14.8cm">
            <draw:text-box>
              <text:p>Number:</text:p>
            </draw:text-box>
          </draw:frame>
        </draw:g>
        <draw:frame draw:style-name="gr20" draw:layer="layout" svg:width="5.8cm" svg:height="0.962cm" svg:x="14.9cm" svg:y="14.8cm">
          <draw:text-box>
            <text:p>01638720267</text:p>
          </draw:text-box>
        </draw:frame>
        <draw:g>
          <draw:line draw:style-name="gr21" draw:text-style-name="P1" draw:layer="layout" svg:x1="7.688cm" svg:y1="5.198cm" svg:x2="22.688cm" svg:y2="5.198cm">
            <text:p/>
          </draw:line>
          <draw:frame draw:style-name="gr22" draw:text-style-name="P8" draw:layer="layout" svg:width="4cm" svg:height="0.733cm" svg:x="7.988cm" svg:y="4.565cm">
            <draw:text-box>
              <text:p text:style-name="P8"><text:span text:style-name="T7">Product</text:span></text:p>
            </draw:text-box>
          </draw:frame>
          <draw:line draw:style-name="gr21" draw:text-style-name="P1" draw:layer="layout" svg:x1="10.088cm" svg:y1="4.598cm" svg:x2="10.088cm" svg:y2="5.198cm">
            <text:p/>
          </draw:line>
          <draw:line draw:style-name="gr21" draw:text-style-name="P1" draw:layer="layout" svg:x1="12.188cm" svg:y1="4.598cm" svg:x2="12.188cm" svg:y2="5.198cm">
            <text:p/>
          </draw:line>
          <draw:frame draw:style-name="gr23" draw:text-style-name="P8" draw:layer="layout" svg:width="4cm" svg:height="0.733cm" svg:x="10.388cm" svg:y="4.566cm">
            <draw:text-box>
              <text:p text:style-name="P8"><text:span text:style-name="T7">Stock</text:span></text:p>
            </draw:text-box>
          </draw:frame>
          <draw:line draw:style-name="gr24" draw:text-style-name="P1" draw:layer="layout" svg:x1="14.488cm" svg:y1="4.598cm" svg:x2="14.488cm" svg:y2="5.198cm">
            <text:p/>
          </draw:line>
          <draw:frame draw:style-name="gr23" draw:text-style-name="P8" draw:layer="layout" svg:width="4cm" svg:height="0.733cm" svg:x="12.488cm" svg:y="4.567cm">
            <draw:text-box>
              <text:p text:style-name="P8"><text:span text:style-name="T7">Order</text:span></text:p>
            </draw:text-box>
          </draw:frame>
          <draw:line draw:style-name="gr21" draw:text-style-name="P1" draw:layer="layout" svg:x1="17.188cm" svg:y1="4.598cm" svg:x2="17.188cm" svg:y2="5.198cm">
            <text:p/>
          </draw:line>
          <draw:frame draw:style-name="gr23" draw:text-style-name="P8" draw:layer="layout" svg:width="4cm" svg:height="0.733cm" svg:x="14.688cm" svg:y="4.568cm">
            <draw:text-box>
              <text:p text:style-name="P8"><text:span text:style-name="T7">Employee</text:span></text:p>
            </draw:text-box>
          </draw:frame>
          <draw:line draw:style-name="gr21" draw:text-style-name="P1" draw:layer="layout" svg:x1="19.988cm" svg:y1="4.598cm" svg:x2="19.988cm" svg:y2="5.198cm">
            <text:p/>
          </draw:line>
          <draw:frame draw:style-name="gr23" draw:text-style-name="P8" draw:layer="layout" svg:width="4cm" svg:height="0.733cm" svg:x="17.588cm" svg:y="4.568cm">
            <draw:text-box>
              <text:p text:style-name="P8"><text:span text:style-name="T7">Member</text:span></text:p>
            </draw:text-box>
          </draw:frame>
          <draw:frame draw:style-name="gr23" draw:text-style-name="P8" draw:layer="layout" svg:width="4cm" svg:height="0.733cm" svg:x="20.388cm" svg:y="4.571cm">
            <draw:text-box>
              <text:p text:style-name="P8"><text:span text:style-name="T7">Hel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3T12:15:20.863000000</dc:date>
    <meta:editing-duration>PT19M23S</meta:editing-duration>
    <meta:editing-cycles>4</meta:editing-cycles>
    <meta:generator>LibreOffice/4.2.5.2$Windows_x86 LibreOffice_project/61cb170a04bb1f12e77c884eab9192be736ec5f5</meta:generator>
    <meta:document-statistic meta:object-count="55"/>
  </office:meta>
</office:document-meta>
</file>